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1" svg:font-family="Arimo"/>
    <style:font-face style:name="Arimo" svg:font-family="Arimo" style:font-pitch="variable"/>
    <style:font-face style:name="Liberation Serif1" svg:font-family="'Liberation Serif'" style:font-pitch="variable"/>
    <style:font-face style:name="Nimbus Sans1" svg:font-family="'Nimbus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7.059cm" svg:stroke-color="#808080" svg:stroke-opacity="30%" draw:stroke-linejoin="miter" svg:stroke-linecap="butt" draw:fill="none" fo:padding-top="3.529cm" fo:padding-bottom="3.529cm" fo:padding-left="3.529cm" fo:padding-right="3.529cm"/>
    </style:style>
    <style:style style:name="gr2" style:family="graphic" style:parent-style-name="standard">
      <style:graphic-properties draw:stroke="solid" svg:stroke-width="6.797cm" svg:stroke-color="#808080" svg:stroke-opacity="30%" draw:stroke-linejoin="miter" svg:stroke-linecap="butt" draw:fill="none" fo:padding-top="3.398cm" fo:padding-bottom="3.398cm" fo:padding-left="3.398cm" fo:padding-right="3.398cm"/>
    </style:style>
    <style:style style:name="gr3" style:family="graphic" style:parent-style-name="standard">
      <style:graphic-properties draw:stroke="solid" svg:stroke-width="6.536cm" svg:stroke-color="#808080" svg:stroke-opacity="30%" draw:stroke-linejoin="miter" svg:stroke-linecap="butt" draw:fill="none" fo:padding-top="3.268cm" fo:padding-bottom="3.268cm" fo:padding-left="3.268cm" fo:padding-right="3.268cm"/>
    </style:style>
    <style:style style:name="gr4" style:family="graphic" style:parent-style-name="standard">
      <style:graphic-properties draw:stroke="solid" svg:stroke-width="0.261cm" svg:stroke-color="#808080" svg:stroke-opacity="30%" draw:stroke-linejoin="miter" svg:stroke-linecap="butt" draw:fill="none" fo:padding-top="0.13cm" fo:padding-bottom="0.13cm" fo:padding-left="0.13cm" fo:padding-right="0.13cm"/>
    </style:style>
    <style:style style:name="gr5" style:family="graphic" style:parent-style-name="standard">
      <style:graphic-properties draw:stroke="solid" svg:stroke-width="0.239cm" svg:stroke-color="#808080" svg:stroke-opacity="30%" draw:stroke-linejoin="miter" svg:stroke-linecap="butt" draw:fill="none" fo:padding-top="0.119cm" fo:padding-bottom="0.119cm" fo:padding-left="0.119cm" fo:padding-right="0.119cm"/>
    </style:style>
    <style:style style:name="gr6" style:family="graphic" style:parent-style-name="standard">
      <style:graphic-properties draw:stroke="solid" svg:stroke-width="0.167cm" svg:stroke-color="#808080" svg:stroke-opacity="30%" draw:stroke-linejoin="miter" svg:stroke-linecap="butt" draw:fill="none" fo:padding-top="0.083cm" fo:padding-bottom="0.083cm" fo:padding-left="0.083cm" fo:padding-right="0.083cm"/>
    </style:style>
    <style:style style:name="gr7" style:family="graphic" style:parent-style-name="standard">
      <style:graphic-properties draw:stroke="solid" svg:stroke-width="0.067cm" svg:stroke-color="#808080" svg:stroke-opacity="30%" draw:stroke-linejoin="miter" svg:stroke-linecap="butt" draw:fill="none" fo:padding-top="0.033cm" fo:padding-bottom="0.033cm" fo:padding-left="0.033cm" fo:padding-right="0.033cm"/>
    </style:style>
    <style:style style:name="gr8" style:family="graphic" style:parent-style-name="standard">
      <style:graphic-properties draw:stroke="solid" svg:stroke-width="0.026cm" svg:stroke-color="#808080" svg:stroke-opacity="30%" draw:stroke-linejoin="miter" svg:stroke-linecap="butt" draw:fill="none" fo:padding-top="0.013cm" fo:padding-bottom="0.013cm" fo:padding-left="0.013cm" fo:padding-right="0.013cm"/>
    </style:style>
    <style:style style:name="gr9" style:family="graphic" style:parent-style-name="standard">
      <style:graphic-properties draw:stroke="none" draw:fill="solid" draw:fill-color="#1f77b4" draw:opacity="90%"/>
    </style:style>
    <style:style style:name="gr10" style:family="graphic" style:parent-style-name="standard">
      <style:graphic-properties draw:stroke="solid" svg:stroke-width="0cm" svg:stroke-color="#0f3a58" svg:stroke-opacity="75%" draw:stroke-linejoin="miter" svg:stroke-linecap="butt" draw:fill="non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.059cm" fo:padding-top="0cm" fo:padding-bottom="0cm" fo:padding-left="0cm" fo:padding-right="0cm"/>
    </style:style>
    <style:style style:name="gr12" style:family="graphic" style:parent-style-name="standard">
      <style:graphic-properties draw:stroke="none" draw:fill="solid" draw:fill-color="#ff7f0e" draw:opacity="90%"/>
    </style:style>
    <style:style style:name="gr13" style:family="graphic" style:parent-style-name="standard">
      <style:graphic-properties draw:stroke="solid" svg:stroke-width="0cm" svg:stroke-color="#7d3e07" svg:stroke-opacity="75%" draw:stroke-linejoin="miter" svg:stroke-linecap="butt" draw:fill="non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3.629cm" fo:padding-top="0cm" fo:padding-bottom="0cm" fo:padding-left="0cm" fo:padding-right="0cm"/>
    </style:style>
    <style:style style:name="gr15" style:family="graphic" style:parent-style-name="standard">
      <style:graphic-properties draw:stroke="none" draw:fill="solid" draw:fill-color="#2ca02c" draw:opacity="90%"/>
    </style:style>
    <style:style style:name="gr16" style:family="graphic" style:parent-style-name="standard">
      <style:graphic-properties draw:stroke="solid" svg:stroke-width="0cm" svg:stroke-color="#164e16" svg:stroke-opacity="75%" draw:stroke-linejoin="miter" svg:stroke-linecap="butt" draw:fill="none"/>
    </style:style>
    <style:style style:name="gr17" style:family="graphic" style:parent-style-name="standard">
      <style:graphic-properties draw:stroke="none" draw:fill="solid" draw:fill-color="#d62728" draw:opacity="90%"/>
    </style:style>
    <style:style style:name="gr18" style:family="graphic" style:parent-style-name="standard">
      <style:graphic-properties draw:stroke="solid" svg:stroke-width="0cm" svg:stroke-color="#691314" svg:stroke-opacity="75%" draw:stroke-linejoin="miter" svg:stroke-linecap="butt" draw:fill="none"/>
    </style:style>
    <style:style style:name="gr19" style:family="graphic" style:parent-style-name="standard">
      <style:graphic-properties draw:stroke="none" draw:fill="solid" draw:fill-color="#9467bd" draw:opacity="90%"/>
    </style:style>
    <style:style style:name="gr20" style:family="graphic" style:parent-style-name="standard">
      <style:graphic-properties draw:stroke="solid" svg:stroke-width="0cm" svg:stroke-color="#49325d" svg:stroke-opacity="75%" draw:stroke-linejoin="miter" svg:stroke-linecap="butt" draw:fill="none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3.333cm" fo:padding-top="0cm" fo:padding-bottom="0cm" fo:padding-left="0cm" fo:padding-right="0cm"/>
    </style:style>
    <style:style style:name="gr22" style:family="graphic" style:parent-style-name="standard">
      <style:graphic-properties draw:stroke="none" draw:fill="solid" draw:fill-color="#8c564b" draw:opacity="48%"/>
    </style:style>
    <style:style style:name="gr23" style:family="graphic" style:parent-style-name="standard">
      <style:graphic-properties draw:stroke="solid" svg:stroke-width="0cm" svg:stroke-color="#452a25" svg:stroke-opacity="75%" draw:stroke-linejoin="miter" svg:stroke-linecap="butt" draw:fill="none"/>
    </style:style>
    <style:style style:name="gr24" style:family="graphic" style:parent-style-name="standard">
      <style:graphic-properties draw:stroke="none" draw:fill="solid" draw:fill-color="#e377c2" draw:opacity="90%"/>
    </style:style>
    <style:style style:name="gr25" style:family="graphic" style:parent-style-name="standard">
      <style:graphic-properties draw:stroke="solid" svg:stroke-width="0cm" svg:stroke-color="#6f3a5f" svg:stroke-opacity="75%" draw:stroke-linejoin="miter" svg:stroke-linecap="butt" draw:fill="none"/>
    </style:style>
    <style:style style:name="gr26" style:family="graphic" style:parent-style-name="standard">
      <style:graphic-properties draw:stroke="none" draw:fill="solid" draw:fill-color="#7f7f7f" draw:opacity="73%"/>
    </style:style>
    <style:style style:name="gr27" style:family="graphic" style:parent-style-name="standard">
      <style:graphic-properties draw:stroke="solid" svg:stroke-width="0cm" svg:stroke-color="#3e3e3e" svg:stroke-opacity="75%" draw:stroke-linejoin="miter" svg:stroke-linecap="butt" draw:fill="none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8.058cm" fo:padding-top="0cm" fo:padding-bottom="0cm" fo:padding-left="0cm" fo:padding-right="0cm"/>
    </style:style>
    <style:style style:name="gr29" style:family="graphic" style:parent-style-name="standard">
      <style:graphic-properties draw:stroke="none" draw:fill="solid" draw:fill-color="#bcbd22" draw:opacity="33%"/>
    </style:style>
    <style:style style:name="gr30" style:family="graphic" style:parent-style-name="standard">
      <style:graphic-properties draw:stroke="solid" svg:stroke-width="0cm" svg:stroke-color="#5c5d11" svg:stroke-opacity="75%" draw:stroke-linejoin="miter" svg:stroke-linecap="butt" draw:fill="none"/>
    </style:style>
    <style:style style:name="gr31" style:family="graphic" style:parent-style-name="standard">
      <style:graphic-properties draw:stroke="none" draw:fill="solid" draw:fill-color="#17becf" draw:opacity="9%"/>
    </style:style>
    <style:style style:name="gr32" style:family="graphic" style:parent-style-name="standard">
      <style:graphic-properties draw:stroke="solid" svg:stroke-width="0cm" svg:stroke-color="#0b5d65" svg:stroke-opacity="75%" draw:stroke-linejoin="miter" svg:stroke-linecap="butt" draw:fill="none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4.222cm" fo:padding-top="0cm" fo:padding-bottom="0cm" fo:padding-left="0cm" fo:padding-right="0cm"/>
    </style:style>
    <style:style style:name="gr34" style:family="graphic" style:parent-style-name="standard">
      <style:graphic-properties draw:stroke="none" draw:fill="solid" draw:fill-color="#d62728" draw:opacity="58%"/>
    </style:style>
    <style:style style:name="gr35" style:family="graphic" style:parent-style-name="standard">
      <style:graphic-properties draw:stroke="none" draw:fill="solid" draw:fill-color="#8c564b" draw:opacity="89%"/>
    </style:style>
    <style:style style:name="gr36" style:family="graphic" style:parent-style-name="standard">
      <style:graphic-properties draw:stroke="none" draw:fill="solid" draw:fill-color="#e377c2" draw:opacity="88%"/>
    </style:style>
    <style:style style:name="gr37" style:family="graphic" style:parent-style-name="standard">
      <style:graphic-properties draw:stroke="none" draw:fill="solid" draw:fill-color="#7f7f7f" draw:opacity="90%"/>
    </style:style>
    <style:style style:name="gr38" style:family="graphic" style:parent-style-name="standard">
      <style:graphic-properties draw:stroke="none" draw:fill="solid" draw:fill-color="#bcbd22" draw:opacity="23%"/>
    </style:style>
    <style:style style:name="gr39" style:family="graphic" style:parent-style-name="standard">
      <style:graphic-properties draw:stroke="none" draw:fill="solid" draw:fill-color="#17becf" draw:opacity="63%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4.052cm" fo:padding-top="0cm" fo:padding-bottom="0cm" fo:padding-left="0cm" fo:padding-right="0cm"/>
    </style:style>
    <style:style style:name="gr41" style:family="graphic" style:parent-style-name="objectwithoutfill">
      <style:graphic-properties svg:stroke-color="#000000" draw:marker-end="Arrow" draw:marker-end-width="0.3cm" draw:fill="solid" draw:fill-color="#000000" draw:textarea-horizontal-align="center" draw:textarea-vertical-align="middle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3.185cm" fo:padding-top="0cm" fo:padding-bottom="0cm" fo:padding-left="0cm" fo:padding-right="0cm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22.606cm" fo:min-width="3.302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166cm" fo:min-width="3.02cm" fo:padding-top="0cm" fo:padding-bottom="0cm" fo:padding-left="0cm" fo:padding-right="0cm"/>
    </style:style>
    <style:style style:name="gr45" style:family="graphic" style:parent-style-name="objectwithoutfill">
      <style:graphic-properties svg:stroke-color="#000000" draw:fill="solid" draw:textarea-horizontal-align="center" draw:textarea-vertical-align="middle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0.528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0.595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0.743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9.392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1f77b4" draw:opacity="90%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2pt" style:font-size-asian="24pt" style:font-size-complex="24pt"/>
    </style:style>
    <style:style style:name="P5" style:family="paragraph">
      <loext:graphic-properties draw:fill="solid" draw:fill-color="#ff7f0e" draw:opacity="90%"/>
    </style:style>
    <style:style style:name="P6" style:family="paragraph">
      <loext:graphic-properties draw:fill="none"/>
      <style:text-properties fo:font-size="15pt" style:font-size-asian="15pt" style:font-size-complex="15pt"/>
    </style:style>
    <style:style style:name="P7" style:family="paragraph">
      <loext:graphic-properties draw:fill="solid" draw:fill-color="#2ca02c" draw:opacity="90%"/>
    </style:style>
    <style:style style:name="P8" style:family="paragraph">
      <loext:graphic-properties draw:fill="solid" draw:fill-color="#d62728" draw:opacity="90%"/>
    </style:style>
    <style:style style:name="P9" style:family="paragraph">
      <loext:graphic-properties draw:fill="solid" draw:fill-color="#9467bd" draw:opacity="90%"/>
    </style:style>
    <style:style style:name="P10" style:family="paragraph">
      <loext:graphic-properties draw:fill="solid" draw:fill-color="#8c564b" draw:opacity="48%"/>
    </style:style>
    <style:style style:name="P11" style:family="paragraph">
      <loext:graphic-properties draw:fill="solid" draw:fill-color="#e377c2" draw:opacity="90%"/>
    </style:style>
    <style:style style:name="P12" style:family="paragraph">
      <loext:graphic-properties draw:fill="solid" draw:fill-color="#7f7f7f" draw:opacity="73%"/>
    </style:style>
    <style:style style:name="P13" style:family="paragraph">
      <loext:graphic-properties draw:fill="solid" draw:fill-color="#bcbd22" draw:opacity="33%"/>
    </style:style>
    <style:style style:name="P14" style:family="paragraph">
      <loext:graphic-properties draw:fill="solid" draw:fill-color="#17becf" draw:opacity="9%"/>
    </style:style>
    <style:style style:name="P15" style:family="paragraph">
      <loext:graphic-properties draw:fill="solid" draw:fill-color="#d62728" draw:opacity="58%"/>
    </style:style>
    <style:style style:name="P16" style:family="paragraph">
      <loext:graphic-properties draw:fill="solid" draw:fill-color="#8c564b" draw:opacity="89%"/>
    </style:style>
    <style:style style:name="P17" style:family="paragraph">
      <loext:graphic-properties draw:fill="solid" draw:fill-color="#e377c2" draw:opacity="88%"/>
    </style:style>
    <style:style style:name="P18" style:family="paragraph">
      <loext:graphic-properties draw:fill="solid" draw:fill-color="#7f7f7f" draw:opacity="90%"/>
    </style:style>
    <style:style style:name="P19" style:family="paragraph">
      <loext:graphic-properties draw:fill="solid" draw:fill-color="#bcbd22" draw:opacity="23%"/>
    </style:style>
    <style:style style:name="P20" style:family="paragraph">
      <loext:graphic-properties draw:fill="solid" draw:fill-color="#17becf" draw:opacity="63%"/>
    </style:style>
    <style:style style:name="P21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solid"/>
      <style:paragraph-properties fo:text-align="center"/>
    </style:style>
    <style:style style:name="T1" style:family="text">
      <style:text-properties fo:color="#000000" style:font-name="Arimo1" fo:font-size="12pt" fo:font-weight="bold" style:font-size-asian="24pt" style:font-name-complex="Arimo1" style:font-size-complex="24pt" style:font-weight-complex="bold"/>
    </style:style>
    <style:style style:name="T2" style:family="text">
      <style:text-properties fo:color="#000000" style:font-name="Arimo1" fo:font-size="15pt" style:font-size-asian="15pt" style:font-name-complex="Arimo1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701cm" svg:height="2.343cm" svg:x="6.588cm" svg:y="12.319cm" svg:viewBox="0 0 702 2344" svg:d="M702 0c0 469-702 1875-702 2344">
          <text:p/>
        </draw:path>
        <draw:path draw:style-name="gr2" draw:text-style-name="P1" draw:layer="layout" svg:width="0.483cm" svg:height="2.343cm" svg:x="5.974cm" svg:y="15.615cm" svg:viewBox="0 0 484 2344" svg:d="M484 0c0 468-484 1875-484 2344">
          <text:p/>
        </draw:path>
        <draw:path draw:style-name="gr3" draw:text-style-name="P1" draw:layer="layout" svg:width="0.796cm" svg:height="2.343cm" svg:x="5.047cm" svg:y="18.91cm" svg:viewBox="0 0 797 2344" svg:d="M797 0c0 470-797 1876-797 2344">
          <text:p/>
        </draw:path>
        <draw:path draw:style-name="gr4" draw:text-style-name="P1" draw:layer="layout" svg:width="3.077cm" svg:height="2.343cm" svg:x="7.92cm" svg:y="9.024cm" svg:viewBox="0 0 3078 2344" svg:d="M3078 0c0 468-3078 1875-3078 2344">
          <text:p/>
        </draw:path>
        <draw:path draw:style-name="gr5" draw:text-style-name="P1" draw:layer="layout" svg:width="4.724cm" svg:height="2.343cm" svg:x="10.998cm" svg:y="5.728cm" svg:viewBox="0 0 4725 2344" svg:d="M4725 0c0 469-4725 1876-4725 2344">
          <text:p/>
        </draw:path>
        <draw:path draw:style-name="gr5" draw:text-style-name="P1" draw:layer="layout" svg:width="0.057cm" svg:height="2.343cm" svg:x="10.881cm" svg:y="12.319cm" svg:viewBox="0 0 58 2344" svg:d="M58 0c0 469-58 1875-58 2344">
          <text:p/>
        </draw:path>
        <draw:path draw:style-name="gr5" draw:text-style-name="P1" draw:layer="layout" svg:width="1.444cm" svg:height="2.343cm" svg:x="10.881cm" svg:y="15.615cm" svg:viewBox="0 0 1445 2344" svg:d="M0 0c0 468 1445 1875 1445 2344">
          <text:p/>
        </draw:path>
        <draw:path draw:style-name="gr5" draw:text-style-name="P1" draw:layer="layout" svg:width="0.039cm" svg:height="2.343cm" svg:x="9.231cm" svg:y="18.91cm" svg:viewBox="0 0 40 2344" svg:d="M0 0c0 470 40 1876 40 2344">
          <text:p/>
        </draw:path>
        <draw:path draw:style-name="gr5" draw:text-style-name="P1" draw:layer="layout" svg:width="0.528cm" svg:height="2.343cm" svg:x="10.322cm" svg:y="18.91cm" svg:viewBox="0 0 529 2344" svg:d="M0 0c0 470 529 1876 529 2344">
          <text:p/>
        </draw:path>
        <draw:path draw:style-name="gr5" draw:text-style-name="P1" draw:layer="layout" svg:width="1.491cm" svg:height="2.343cm" svg:x="12.319cm" svg:y="18.91cm" svg:viewBox="0 0 1492 2344" svg:d="M0 0c0 470 1492 1876 1492 2344">
          <text:p/>
        </draw:path>
        <draw:path draw:style-name="gr5" draw:text-style-name="P1" draw:layer="layout" svg:width="0.347cm" svg:height="2.343cm" svg:x="9.975cm" svg:y="15.615cm" svg:viewBox="0 0 348 2344" svg:d="M0 0c0 468 348 1875 348 2344">
          <text:p/>
        </draw:path>
        <draw:path draw:style-name="gr6" draw:text-style-name="P1" draw:layer="layout" svg:width="2cm" svg:height="2.343cm" svg:x="15.758cm" svg:y="2.433cm" svg:viewBox="0 0 2001 2344" svg:d="M2001 0c0 469-2001 1875-2001 2344">
          <text:p/>
        </draw:path>
        <draw:path draw:style-name="gr7" draw:text-style-name="P1" draw:layer="layout" svg:width="1.517cm" svg:height="2.343cm" svg:x="15.639cm" svg:y="2.433cm" svg:viewBox="0 0 1518 2344" svg:d="M1518 0c0 469-1518 1875-1518 2344">
          <text:p/>
        </draw:path>
        <draw:path draw:style-name="gr8" draw:text-style-name="P1" draw:layer="layout" svg:width="1.238cm" svg:height="2.343cm" svg:x="10.101cm" svg:y="15.615cm" svg:viewBox="0 0 1239 2344" svg:d="M0 0c0 468 1239 1875 1239 2344">
          <text:p/>
        </draw:path>
        <draw:path draw:style-name="gr8" draw:text-style-name="P1" draw:layer="layout" svg:width="1.495cm" svg:height="2.343cm" svg:x="11.064cm" svg:y="12.319cm" svg:viewBox="0 0 1496 2344" svg:d="M0 0c0 469 1496 1875 1496 2344">
          <text:p/>
        </draw:path>
        <draw:path draw:style-name="gr8" draw:text-style-name="P1" draw:layer="layout" svg:width="0.606cm" svg:height="2.343cm" svg:x="9.356cm" svg:y="18.91cm" svg:viewBox="0 0 607 2344" svg:d="M0 0c0 470 607 1876 607 2344">
          <text:p/>
        </draw:path>
        <draw:path draw:style-name="gr8" draw:text-style-name="P1" draw:layer="layout" svg:width="0.442cm" svg:height="2.343cm" svg:x="10.43cm" svg:y="5.728cm" svg:viewBox="0 0 443 2344" svg:d="M0 0c0 469 443 1876 443 2344">
          <text:p/>
        </draw:path>
        <draw:path draw:style-name="gr8" draw:text-style-name="P1" draw:layer="layout" svg:width="2.088cm" svg:height="2.343cm" svg:x="10.112cm" svg:y="15.615cm" svg:viewBox="0 0 2089 2344" svg:d="M0 0c0 468 2089 1875 2089 2344">
          <text:p/>
        </draw:path>
        <draw:path draw:style-name="gr8" draw:text-style-name="P1" draw:layer="layout" svg:width="0.77cm" svg:height="2.343cm" svg:x="15.818cm" svg:y="18.91cm" svg:viewBox="0 0 771 2344" svg:d="M0 0c0 470 771 1876 771 2344">
          <text:p/>
        </draw:path>
        <draw:path draw:style-name="gr8" draw:text-style-name="P1" draw:layer="layout" svg:width="1.431cm" svg:height="2.343cm" svg:x="14.387cm" svg:y="15.615cm" svg:viewBox="0 0 1432 2344" svg:d="M0 0c0 468 1432 1875 1432 2344">
          <text:p/>
        </draw:path>
        <draw:path draw:style-name="gr8" draw:text-style-name="P1" draw:layer="layout" svg:width="3.938cm" svg:height="2.343cm" svg:x="10.43cm" svg:y="2.433cm" svg:viewBox="0 0 3939 2344" svg:d="M3939 0c0 469-3939 1875-3939 2344">
          <text:p/>
        </draw:path>
        <draw:path draw:style-name="gr8" draw:text-style-name="P1" draw:layer="layout" svg:width="1.358cm" svg:height="2.343cm" svg:x="9.367cm" svg:y="18.91cm" svg:viewBox="0 0 1359 2344" svg:d="M0 0c0 470 1359 1876 1359 2344">
          <text:p/>
        </draw:path>
        <draw:path draw:style-name="gr8" draw:text-style-name="P1" draw:layer="layout" svg:width="3.313cm" svg:height="2.343cm" svg:x="11.074cm" svg:y="12.319cm" svg:viewBox="0 0 3314 2344" svg:d="M0 0c0 469 3314 1875 3314 2344">
          <text:p/>
        </draw:path>
        <draw:path draw:style-name="gr8" draw:text-style-name="P1" draw:layer="layout" svg:width="0.872cm" svg:height="2.343cm" svg:x="17.087cm" svg:y="2.433cm" svg:viewBox="0 0 873 2344" svg:d="M873 0c0 469-873 1875-873 2344">
          <text:p/>
        </draw:path>
        <draw:path draw:style-name="gr8" draw:text-style-name="P1" draw:layer="layout" svg:width="5.964cm" svg:height="2.343cm" svg:x="11.123cm" svg:y="5.728cm" svg:viewBox="0 0 5965 2344" svg:d="M5965 0c0 469-5965 1876-5965 2344">
          <text:p/>
        </draw:path>
        <draw:path draw:style-name="gr8" draw:text-style-name="P1" draw:layer="layout" svg:width="0.447cm" svg:height="2.343cm" svg:x="13.487cm" svg:y="18.91cm" svg:viewBox="0 0 448 2344" svg:d="M0 0c0 470 448 1876 448 2344">
          <text:p/>
        </draw:path>
        <draw:path draw:style-name="gr8" draw:text-style-name="P1" draw:layer="layout" svg:width="0.271cm" svg:height="2.343cm" svg:x="11.337cm" svg:y="18.91cm" svg:viewBox="0 0 272 2344" svg:d="M0 0c0 470 272 1876 272 2344">
          <text:p/>
        </draw:path>
        <draw:path draw:style-name="gr8" draw:text-style-name="P1" draw:layer="layout" svg:width="0.93cm" svg:height="2.343cm" svg:x="12.557cm" svg:y="15.615cm" svg:viewBox="0 0 931 2344" svg:d="M0 0c0 468 931 1875 931 2344">
          <text:p/>
        </draw:path>
        <draw:path draw:style-name="gr8" draw:text-style-name="P1" draw:layer="layout" svg:width="1.985cm" svg:height="2.343cm" svg:x="12.563cm" svg:y="15.615cm" svg:viewBox="0 0 1986 2344" svg:d="M0 0c0 468 1986 1875 1986 2344">
          <text:p/>
        </draw:path>
        <draw:path draw:style-name="gr8" draw:text-style-name="P1" draw:layer="layout" svg:width="0.74cm" svg:height="2.343cm" svg:x="14.548cm" svg:y="18.91cm" svg:viewBox="0 0 741 2344" svg:d="M0 0c0 470 741 1876 741 2344">
          <text:p/>
        </draw:path>
        <draw:path draw:style-name="gr8" draw:text-style-name="P1" draw:layer="layout" svg:width="0.221cm" svg:height="2.343cm" svg:x="15.604cm" svg:y="2.433cm" svg:viewBox="0 0 222 2344" svg:d="M222 0c0 469-222 1875-222 2344">
          <text:p/>
        </draw:path>
        <draw:path draw:style-name="gr8" draw:text-style-name="P1" draw:layer="layout" svg:width="1.042cm" svg:height="2.343cm" svg:x="11.343cm" svg:y="18.91cm" svg:viewBox="0 0 1043 2344" svg:d="M0 0c0 470 1043 1876 1043 2344">
          <text:p/>
        </draw:path>
        <draw:path draw:style-name="gr8" draw:text-style-name="P1" draw:layer="layout" svg:width="3.404cm" svg:height="2.343cm" svg:x="7.02cm" svg:y="2.433cm" svg:viewBox="0 0 3405 2344" svg:d="M0 0c0 469 3405 1875 3405 2344">
          <text:p/>
        </draw:path>
        <draw:path draw:style-name="gr8" draw:text-style-name="P1" draw:layer="layout" svg:width="1.804cm" svg:height="2.343cm" svg:x="15.674cm" svg:y="2.433cm" svg:viewBox="0 0 1805 2344" svg:d="M1805 0c0 469-1805 1875-1805 2344">
          <text:p/>
        </draw:path>
        <draw:polygon draw:style-name="gr9" draw:text-style-name="P2" draw:layer="layout" svg:width="0.011cm" svg:height="0.952cm" svg:x="10.424cm" svg:y="4.776cm" svg:viewBox="0 0 12 953" draw:points="0,0 12,0 12,953 0,953">
          <text:p/>
        </draw:polygon>
        <draw:polygon draw:style-name="gr10" draw:text-style-name="P1" draw:layer="layout" svg:width="0.011cm" svg:height="0.952cm" svg:x="10.424cm" svg:y="4.776cm" svg:viewBox="0 0 12 953" draw:points="0,0 12,0 12,953 0,953">
          <text:p/>
        </draw:polygon>
        <draw:frame draw:style-name="gr11" draw:text-style-name="P4" draw:layer="layout" svg:width="2.059cm" svg:height="0.846cm" svg:x="0.354cm" svg:y="0.381cm">
          <draw:text-box>
            <text:p text:style-name="P3"><text:span text:style-name="T1">packages/</text:span></text:p>
          </draw:text-box>
        </draw:frame>
        <draw:polygon draw:style-name="gr12" draw:text-style-name="P5" draw:layer="layout" svg:width="0.239cm" svg:height="0.952cm" svg:x="15.602cm" svg:y="4.776cm" svg:viewBox="0 0 240 953" draw:points="0,0 240,0 240,953 0,953">
          <text:p/>
        </draw:polygon>
        <draw:polygon draw:style-name="gr13" draw:text-style-name="P1" draw:layer="layout" svg:width="0.239cm" svg:height="0.952cm" svg:x="15.602cm" svg:y="4.776cm" svg:viewBox="0 0 240 953" draw:points="0,0 240,0 240,953 0,953">
          <text:p/>
        </draw:polygon>
        <draw:frame draw:style-name="gr14" draw:text-style-name="P6" draw:layer="layout" svg:width="13.629cm" svg:height="0.589cm" svg:x="0.308cm" svg:y="3.637cm">
          <draw:text-box>
            <text:p text:style-name="P3"><text:span text:style-name="T2">block-editor/src/components/rich-text/index.js:933:1:953:2</text:span></text:p>
          </draw:text-box>
        </draw:frame>
        <draw:polygon draw:style-name="gr15" draw:text-style-name="P7" draw:layer="layout" svg:width="0.011cm" svg:height="0.952cm" svg:x="17.082cm" svg:y="4.776cm" svg:viewBox="0 0 12 953" draw:points="0,0 12,0 12,953 0,953">
          <text:p/>
        </draw:polygon>
        <draw:polygon draw:style-name="gr16" draw:text-style-name="P1" draw:layer="layout" svg:width="0.011cm" svg:height="0.952cm" svg:x="17.082cm" svg:y="4.776cm" svg:viewBox="0 0 12 953" draw:points="0,0 12,0 12,953 0,953">
          <text:p/>
        </draw:polygon>
        <draw:polygon draw:style-name="gr17" draw:text-style-name="P8" draw:layer="layout" svg:width="0.261cm" svg:height="0.953cm" svg:x="10.867cm" svg:y="8.071cm" svg:viewBox="0 0 262 954" draw:points="0,0 262,0 262,954 0,954">
          <text:p/>
        </draw:polygon>
        <draw:polygon draw:style-name="gr18" draw:text-style-name="P1" draw:layer="layout" svg:width="0.261cm" svg:height="0.953cm" svg:x="10.867cm" svg:y="8.071cm" svg:viewBox="0 0 262 954" draw:points="0,0 262,0 262,954 0,954">
          <text:p/>
        </draw:polygon>
        <draw:polygon draw:style-name="gr19" draw:text-style-name="P9" draw:layer="layout" svg:width="7.32cm" svg:height="0.952cm" svg:x="3.76cm" svg:y="11.367cm" svg:viewBox="0 0 7321 953" draw:points="0,0 7321,0 7321,953 0,953">
          <text:p/>
        </draw:polygon>
        <draw:polygon draw:style-name="gr20" draw:text-style-name="P1" draw:layer="layout" svg:width="7.32cm" svg:height="0.952cm" svg:x="3.76cm" svg:y="11.367cm" svg:viewBox="0 0 7321 953" draw:points="0,0 7321,0 7321,953 0,953">
          <text:p/>
        </draw:polygon>
        <draw:frame draw:style-name="gr21" draw:text-style-name="P6" draw:layer="layout" svg:width="13.333cm" svg:height="0.589cm" svg:x="4.381cm" svg:y="8.169cm">
          <draw:text-box>
            <text:p text:style-name="P3"><text:span text:style-name="T2">block-editor/src/components/rich-text/index.js:91:0:103:1</text:span></text:p>
          </draw:text-box>
        </draw:frame>
        <draw:polygon draw:style-name="gr19" draw:text-style-name="P9" draw:layer="layout" svg:width="7.32cm" svg:height="0.953cm" svg:x="2.928cm" svg:y="14.662cm" svg:viewBox="0 0 7321 954" draw:points="0,0 7321,0 7321,954 0,954">
          <text:p/>
        </draw:polygon>
        <draw:polygon draw:style-name="gr20" draw:text-style-name="P1" draw:layer="layout" svg:width="7.32cm" svg:height="0.953cm" svg:x="2.928cm" svg:y="14.662cm" svg:viewBox="0 0 7321 954" draw:points="0,0 7321,0 7321,954 0,954">
          <text:p/>
        </draw:polygon>
        <draw:frame draw:style-name="gr21" draw:text-style-name="P6" draw:layer="layout" svg:width="13.333cm" svg:height="0.589cm" svg:x="0.803cm" svg:y="11.465cm">
          <draw:text-box>
            <text:p text:style-name="P3"><text:span text:style-name="T2">block-editor/src/components/rich-text/index.js:92:42:98:2</text:span></text:p>
          </draw:text-box>
        </draw:frame>
        <draw:polygon draw:style-name="gr22" draw:text-style-name="P10" draw:layer="layout" svg:width="0.536cm" svg:height="0.953cm" svg:x="12.291cm" svg:y="14.662cm" svg:viewBox="0 0 537 954" draw:points="0,0 537,0 537,954 0,954">
          <text:p/>
        </draw:polygon>
        <draw:polygon draw:style-name="gr23" draw:text-style-name="P1" draw:layer="layout" svg:width="0.536cm" svg:height="0.953cm" svg:x="12.291cm" svg:y="14.662cm" svg:viewBox="0 0 537 954" draw:points="0,0 537,0 537,954 0,954">
          <text:p/>
        </draw:polygon>
        <draw:polygon draw:style-name="gr24" draw:text-style-name="P11" draw:layer="layout" svg:width="0.24cm" svg:height="0.953cm" svg:x="10.761cm" svg:y="14.662cm" svg:viewBox="0 0 241 954" draw:points="0,0 241,0 241,954 0,954">
          <text:p/>
        </draw:polygon>
        <draw:polygon draw:style-name="gr25" draw:text-style-name="P1" draw:layer="layout" svg:width="0.24cm" svg:height="0.953cm" svg:x="10.761cm" svg:y="14.662cm" svg:viewBox="0 0 241 954" draw:points="0,0 241,0 241,954 0,954">
          <text:p/>
        </draw:polygon>
        <draw:polygon draw:style-name="gr26" draw:text-style-name="P12" draw:layer="layout" svg:width="0.25cm" svg:height="0.953cm" svg:x="14.262cm" svg:y="14.662cm" svg:viewBox="0 0 251 954" draw:points="0,0 251,0 251,954 0,954">
          <text:p/>
        </draw:polygon>
        <draw:polygon draw:style-name="gr27" draw:text-style-name="P1" draw:layer="layout" svg:width="0.25cm" svg:height="0.953cm" svg:x="14.262cm" svg:y="14.662cm" svg:viewBox="0 0 251 954" draw:points="0,0 251,0 251,954 0,954">
          <text:p/>
        </draw:polygon>
        <draw:frame draw:style-name="gr28" draw:text-style-name="P6" draw:layer="layout" svg:width="8.058cm" svg:height="0.589cm" svg:x="7.371cm" svg:y="13.589cm">
          <draw:text-box>
            <text:p text:style-name="P3"><text:span text:style-name="T2">rich-text/src/to-dom.js:169:7:188:1</text:span></text:p>
          </draw:text-box>
        </draw:frame>
        <draw:polygon draw:style-name="gr29" draw:text-style-name="P13" draw:layer="layout" svg:width="0.255cm" svg:height="0.952cm" svg:x="14.42cm" svg:y="17.958cm" svg:viewBox="0 0 256 953" draw:points="0,0 256,0 256,953 0,953">
          <text:p/>
        </draw:polygon>
        <draw:polygon draw:style-name="gr30" draw:text-style-name="P1" draw:layer="layout" svg:width="0.255cm" svg:height="0.952cm" svg:x="14.42cm" svg:y="17.958cm" svg:viewBox="0 0 256 953" draw:points="0,0 256,0 256,953 0,953">
          <text:p/>
        </draw:polygon>
        <draw:polygon draw:style-name="gr19" draw:text-style-name="P9" draw:layer="layout" svg:width="7.32cm" svg:height="0.952cm" svg:x="2.314cm" svg:y="17.958cm" svg:viewBox="0 0 7321 953" draw:points="0,0 7321,0 7321,953 0,953">
          <text:p/>
        </draw:polygon>
        <draw:polygon draw:style-name="gr20" draw:text-style-name="P1" draw:layer="layout" svg:width="7.32cm" svg:height="0.952cm" svg:x="2.314cm" svg:y="17.958cm" svg:viewBox="0 0 7321 953" draw:points="0,0 7321,0 7321,953 0,953">
          <text:p/>
        </draw:polygon>
        <draw:polygon draw:style-name="gr26" draw:text-style-name="P12" draw:layer="layout" svg:width="0.25cm" svg:height="0.952cm" svg:x="12.194cm" svg:y="17.958cm" svg:viewBox="0 0 251 953" draw:points="0,0 251,0 251,953 0,953">
          <text:p/>
        </draw:polygon>
        <draw:polygon draw:style-name="gr27" draw:text-style-name="P1" draw:layer="layout" svg:width="0.25cm" svg:height="0.952cm" svg:x="12.194cm" svg:y="17.958cm" svg:viewBox="0 0 251 953" draw:points="0,0 251,0 251,953 0,953">
          <text:p/>
        </draw:polygon>
        <draw:polygon draw:style-name="gr31" draw:text-style-name="P14" draw:layer="layout" svg:width="0.551cm" svg:height="0.952cm" svg:x="13.212cm" svg:y="17.958cm" svg:viewBox="0 0 552 953" draw:points="0,0 552,0 552,953 0,953">
          <text:p/>
        </draw:polygon>
        <draw:polygon draw:style-name="gr32" draw:text-style-name="P1" draw:layer="layout" svg:width="0.551cm" svg:height="0.952cm" svg:x="13.212cm" svg:y="17.958cm" svg:viewBox="0 0 552 953" draw:points="0,0 552,0 552,953 0,953">
          <text:p/>
        </draw:polygon>
        <draw:frame draw:style-name="gr28" draw:text-style-name="P6" draw:layer="layout" svg:width="8.058cm" svg:height="0.589cm" svg:x="8.698cm" svg:y="16.891cm">
          <draw:text-box>
            <text:p text:style-name="P3"><text:span text:style-name="T2">rich-text/src/to-dom.js:116:7:156:1</text:span></text:p>
          </draw:text-box>
        </draw:frame>
        <draw:polygon draw:style-name="gr9" draw:text-style-name="P2" draw:layer="layout" svg:width="0.261cm" svg:height="0.952cm" svg:x="15.687cm" svg:y="17.958cm" svg:viewBox="0 0 262 953" draw:points="0,0 262,0 262,953 0,953">
          <text:p/>
        </draw:polygon>
        <draw:polygon draw:style-name="gr10" draw:text-style-name="P1" draw:layer="layout" svg:width="0.261cm" svg:height="0.952cm" svg:x="15.687cm" svg:y="17.958cm" svg:viewBox="0 0 262 953" draw:points="0,0 262,0 262,953 0,953">
          <text:p/>
        </draw:polygon>
        <draw:polygon draw:style-name="gr22" draw:text-style-name="P10" draw:layer="layout" svg:width="0.536cm" svg:height="0.952cm" svg:x="11.071cm" svg:y="17.958cm" svg:viewBox="0 0 537 953" draw:points="0,0 537,0 537,953 0,953">
          <text:p/>
        </draw:polygon>
        <draw:polygon draw:style-name="gr23" draw:text-style-name="P1" draw:layer="layout" svg:width="0.536cm" svg:height="0.952cm" svg:x="11.071cm" svg:y="17.958cm" svg:viewBox="0 0 537 953" draw:points="0,0 537,0 537,953 0,953">
          <text:p/>
        </draw:polygon>
        <draw:polygon draw:style-name="gr24" draw:text-style-name="P11" draw:layer="layout" svg:width="0.239cm" svg:height="0.952cm" svg:x="10.202cm" svg:y="17.958cm" svg:viewBox="0 0 240 953" draw:points="0,0 240,0 240,953 0,953">
          <text:p/>
        </draw:polygon>
        <draw:polygon draw:style-name="gr25" draw:text-style-name="P1" draw:layer="layout" svg:width="0.239cm" svg:height="0.952cm" svg:x="10.202cm" svg:y="17.958cm" svg:viewBox="0 0 240 953" draw:points="0,0 240,0 240,953 0,953">
          <text:p/>
        </draw:polygon>
        <draw:polygon draw:style-name="gr12" draw:text-style-name="P5" draw:layer="layout" svg:width="13.964cm" svg:height="0.953cm" svg:x="0.038cm" svg:y="1.48cm" svg:viewBox="0 0 13965 954" draw:points="0,0 13965,0 13965,954 0,954">
          <text:p/>
        </draw:polygon>
        <draw:polygon draw:style-name="gr13" draw:text-style-name="P1" draw:layer="layout" svg:width="13.964cm" svg:height="0.953cm" svg:x="0.038cm" svg:y="1.48cm" svg:viewBox="0 0 13965 954" draw:points="0,0 13965,0 13965,954 0,954">
          <text:p/>
        </draw:polygon>
        <draw:polygon draw:style-name="gr15" draw:text-style-name="P7" draw:layer="layout" svg:width="0.548cm" svg:height="0.953cm" svg:x="14.094cm" svg:y="1.48cm" svg:viewBox="0 0 549 954" draw:points="0,0 549,0 549,954 0,954">
          <text:p/>
        </draw:polygon>
        <draw:polygon draw:style-name="gr16" draw:text-style-name="P1" draw:layer="layout" svg:width="0.548cm" svg:height="0.953cm" svg:x="14.094cm" svg:y="1.48cm" svg:viewBox="0 0 549 954" draw:points="0,0 549,0 549,954 0,954">
          <text:p/>
        </draw:polygon>
        <draw:frame draw:style-name="gr33" draw:text-style-name="P6" draw:layer="layout" svg:width="14.222cm" svg:height="0.589cm" svg:x="0.062cm" svg:y="1.578cm">
          <draw:text-box>
            <text:p text:style-name="P3"><text:span text:style-name="T2">block-editor/src/components/rich-text/index.js:891:20:891:58</text:span></text:p>
          </draw:text-box>
        </draw:frame>
        <draw:polygon draw:style-name="gr34" draw:text-style-name="P15" draw:layer="layout" svg:width="2.134cm" svg:height="0.953cm" svg:x="14.758cm" svg:y="1.48cm" svg:viewBox="0 0 2135 954" draw:points="0,0 2135,0 2135,954 0,954">
          <text:p/>
        </draw:polygon>
        <draw:polygon draw:style-name="gr18" draw:text-style-name="P1" draw:layer="layout" svg:width="2.134cm" svg:height="0.953cm" svg:x="14.758cm" svg:y="1.48cm" svg:viewBox="0 0 2135 954" draw:points="0,0 2135,0 2135,954 0,954">
          <text:p/>
        </draw:polygon>
        <draw:polygon draw:style-name="gr19" draw:text-style-name="P9" draw:layer="layout" svg:width="0.167cm" svg:height="0.953cm" svg:x="17.674cm" svg:y="1.48cm" svg:viewBox="0 0 168 954" draw:points="0,0 168,0 168,954 0,954">
          <text:p/>
        </draw:polygon>
        <draw:polygon draw:style-name="gr20" draw:text-style-name="P1" draw:layer="layout" svg:width="0.167cm" svg:height="0.953cm" svg:x="17.674cm" svg:y="1.48cm" svg:viewBox="0 0 168 954" draw:points="0,0 168,0 168,954 0,954">
          <text:p/>
        </draw:polygon>
        <draw:polygon draw:style-name="gr35" draw:text-style-name="P16" draw:layer="layout" svg:width="0.168cm" svg:height="0.953cm" svg:x="17.394cm" svg:y="1.48cm" svg:viewBox="0 0 169 954" draw:points="0,0 169,0 169,954 0,954">
          <text:p/>
        </draw:polygon>
        <draw:polygon draw:style-name="gr23" draw:text-style-name="P1" draw:layer="layout" svg:width="0.168cm" svg:height="0.953cm" svg:x="17.394cm" svg:y="1.48cm" svg:viewBox="0 0 169 954" draw:points="0,0 169,0 169,954 0,954">
          <text:p/>
        </draw:polygon>
        <draw:polygon draw:style-name="gr36" draw:text-style-name="P17" draw:layer="layout" svg:width="0.253cm" svg:height="0.953cm" svg:x="17.029cm" svg:y="1.48cm" svg:viewBox="0 0 254 954" draw:points="0,0 254,0 254,954 0,954">
          <text:p/>
        </draw:polygon>
        <draw:polygon draw:style-name="gr25" draw:text-style-name="P1" draw:layer="layout" svg:width="0.253cm" svg:height="0.953cm" svg:x="17.029cm" svg:y="1.48cm" svg:viewBox="0 0 254 954" draw:points="0,0 254,0 254,954 0,954">
          <text:p/>
        </draw:polygon>
        <draw:polygon draw:style-name="gr37" draw:text-style-name="P18" draw:layer="layout" svg:width="0.011cm" svg:height="0.953cm" svg:x="17.953cm" svg:y="1.48cm" svg:viewBox="0 0 12 954" draw:points="0,0 12,0 12,954 0,954">
          <text:p/>
        </draw:polygon>
        <draw:polygon draw:style-name="gr27" draw:text-style-name="P1" draw:layer="layout" svg:width="0.011cm" svg:height="0.953cm" svg:x="17.953cm" svg:y="1.48cm" svg:viewBox="0 0 12 954" draw:points="0,0 12,0 12,954 0,954">
          <text:p/>
        </draw:polygon>
        <draw:polygon draw:style-name="gr38" draw:text-style-name="P19" draw:layer="layout" svg:width="0.525cm" svg:height="0.953cm" svg:x="15.025cm" svg:y="21.253cm" svg:viewBox="0 0 526 954" draw:points="0,0 526,0 526,954 0,954">
          <text:p/>
        </draw:polygon>
        <draw:polygon draw:style-name="gr30" draw:text-style-name="P1" draw:layer="layout" svg:width="0.525cm" svg:height="0.953cm" svg:x="15.025cm" svg:y="21.253cm" svg:viewBox="0 0 526 954" draw:points="0,0 526,0 526,954 0,954">
          <text:p/>
        </draw:polygon>
        <draw:polygon draw:style-name="gr26" draw:text-style-name="P12" draw:layer="layout" svg:width="0.251cm" svg:height="0.953cm" svg:x="10.719cm" svg:y="21.253cm" svg:viewBox="0 0 252 954" draw:points="0,0 252,0 252,954 0,954">
          <text:p/>
        </draw:polygon>
        <draw:polygon draw:style-name="gr27" draw:text-style-name="P1" draw:layer="layout" svg:width="0.251cm" svg:height="0.953cm" svg:x="10.719cm" svg:y="21.253cm" svg:viewBox="0 0 252 954" draw:points="0,0 252,0 252,954 0,954">
          <text:p/>
        </draw:polygon>
        <draw:polygon draw:style-name="gr9" draw:text-style-name="P2" draw:layer="layout" svg:width="0.262cm" svg:height="0.953cm" svg:x="13.683cm" svg:y="21.253cm" svg:viewBox="0 0 263 954" draw:points="0,0 263,0 263,954 0,954">
          <text:p/>
        </draw:polygon>
        <draw:polygon draw:style-name="gr10" draw:text-style-name="P1" draw:layer="layout" svg:width="0.262cm" svg:height="0.953cm" svg:x="13.683cm" svg:y="21.253cm" svg:viewBox="0 0 263 954" draw:points="0,0 263,0 263,954 0,954">
          <text:p/>
        </draw:polygon>
        <draw:polygon draw:style-name="gr39" draw:text-style-name="P20" draw:layer="layout" svg:width="0.422cm" svg:height="0.953cm" svg:x="16.377cm" svg:y="21.253cm" svg:viewBox="0 0 423 954" draw:points="0,0 423,0 423,954 0,954">
          <text:p/>
        </draw:polygon>
        <draw:polygon draw:style-name="gr32" draw:text-style-name="P1" draw:layer="layout" svg:width="0.422cm" svg:height="0.953cm" svg:x="16.377cm" svg:y="21.253cm" svg:viewBox="0 0 423 954" draw:points="0,0 423,0 423,954 0,954">
          <text:p/>
        </draw:polygon>
        <draw:frame draw:style-name="gr40" draw:text-style-name="P21" draw:layer="layout" svg:width="14.052cm" svg:height="0.635cm" svg:x="5.187cm" svg:y="22.56cm">
          <draw:text-box>
            <text:p text:style-name="P3"><text:span text:style-name="T2">block-editor/src/components/rich-text/index.js:100:8:102:19</text:span></text:p>
          </draw:text-box>
        </draw:frame>
        <draw:polygon draw:style-name="gr31" draw:text-style-name="P14" draw:layer="layout" svg:width="0.552cm" svg:height="0.953cm" svg:x="11.332cm" svg:y="21.253cm" svg:viewBox="0 0 553 954" draw:points="0,0 553,0 553,954 0,954">
          <text:p/>
        </draw:polygon>
        <draw:polygon draw:style-name="gr32" draw:text-style-name="P1" draw:layer="layout" svg:width="0.552cm" svg:height="0.953cm" svg:x="11.332cm" svg:y="21.253cm" svg:viewBox="0 0 553 954" draw:points="0,0 553,0 553,954 0,954">
          <text:p/>
        </draw:polygon>
        <draw:polygon draw:style-name="gr29" draw:text-style-name="P13" draw:layer="layout" svg:width="0.254cm" svg:height="0.953cm" svg:x="12.258cm" svg:y="21.253cm" svg:viewBox="0 0 255 954" draw:points="0,0 255,0 255,954 0,954">
          <text:p/>
        </draw:polygon>
        <draw:polygon draw:style-name="gr30" draw:text-style-name="P1" draw:layer="layout" svg:width="0.254cm" svg:height="0.953cm" svg:x="12.258cm" svg:y="21.253cm" svg:viewBox="0 0 255 954" draw:points="0,0 255,0 255,954 0,954">
          <text:p/>
        </draw:polygon>
        <draw:polygon draw:style-name="gr19" draw:text-style-name="P9" draw:layer="layout" svg:width="7.32cm" svg:height="0.953cm" svg:x="1.387cm" svg:y="21.253cm" svg:viewBox="0 0 7321 954" draw:points="0,0 7321,0 7321,954 0,954">
          <text:p/>
        </draw:polygon>
        <draw:polygon draw:style-name="gr20" draw:text-style-name="P1" draw:layer="layout" svg:width="7.32cm" svg:height="0.953cm" svg:x="1.387cm" svg:y="21.253cm" svg:viewBox="0 0 7321 954" draw:points="0,0 7321,0 7321,954 0,954">
          <text:p/>
        </draw:polygon>
        <draw:polygon draw:style-name="gr22" draw:text-style-name="P10" draw:layer="layout" svg:width="0.536cm" svg:height="0.953cm" svg:x="9.694cm" svg:y="21.253cm" svg:viewBox="0 0 537 954" draw:points="0,0 537,0 537,954 0,954">
          <text:p/>
        </draw:polygon>
        <draw:polygon draw:style-name="gr23" draw:text-style-name="P1" draw:layer="layout" svg:width="0.536cm" svg:height="0.953cm" svg:x="9.694cm" svg:y="21.253cm" svg:viewBox="0 0 537 954" draw:points="0,0 537,0 537,954 0,954">
          <text:p/>
        </draw:polygon>
        <draw:polygon draw:style-name="gr24" draw:text-style-name="P11" draw:layer="layout" svg:width="0.24cm" svg:height="0.953cm" svg:x="9.15cm" svg:y="21.253cm" svg:viewBox="0 0 241 954" draw:points="0,0 241,0 241,954 0,954">
          <text:p/>
        </draw:polygon>
        <draw:polygon draw:style-name="gr25" draw:text-style-name="P1" draw:layer="layout" svg:width="0.24cm" svg:height="0.953cm" svg:x="9.15cm" svg:y="21.253cm" svg:viewBox="0 0 241 954" draw:points="0,0 241,0 241,954 0,954">
          <text:p/>
        </draw:polygon>
        <draw:line draw:style-name="gr41" draw:text-style-name="P22" draw:layer="layout" svg:x1="11.873cm" svg:y1="14.178cm" svg:x2="11.111cm" svg:y2="14.94cm">
          <text:p/>
        </draw:line>
        <draw:line draw:style-name="gr41" draw:text-style-name="P22" draw:layer="layout" svg:x1="12.889cm" svg:y1="17.48cm" svg:x2="12.508cm" svg:y2="18.242cm">
          <text:p/>
        </draw:line>
        <draw:line draw:style-name="gr41" draw:text-style-name="P22" draw:layer="layout" svg:x1="13.016cm" svg:y1="22.56cm" svg:x2="13.651cm" svg:y2="21.798cm">
          <text:p/>
        </draw:line>
        <draw:line draw:style-name="gr41" draw:text-style-name="P22" draw:layer="layout" svg:x1="8.055cm" svg:y1="4.272cm" svg:x2="10.341cm" svg:y2="5.161cm">
          <text:p/>
        </draw:line>
        <draw:frame draw:style-name="gr42" draw:text-style-name="P6" draw:layer="layout" svg:width="13.185cm" svg:height="0.589cm" svg:x="5.642cm" svg:y="6.35cm">
          <draw:text-box>
            <text:p text:style-name="P3"><text:span text:style-name="T2">block-editor/src/components/rich-text/index.js:200:209:2</text:span></text:p>
          </draw:text-box>
        </draw:frame>
        <draw:line draw:style-name="gr41" draw:text-style-name="P22" draw:layer="layout" svg:x1="12.5cm" svg:y1="6.304cm" svg:x2="15.548cm" svg:y2="5.415cm">
          <text:p/>
        </draw:line>
        <draw:custom-shape draw:style-name="gr43" draw:text-style-name="P23" draw:layer="layout" svg:width="3.302cm" svg:height="22.606cm" svg:x="19.431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21" draw:layer="layout" svg:width="3.02cm" svg:height="1.166cm" svg:x="19.585cm" svg:y="0.292cm">
          <draw:text-box>
            <text:p text:style-name="P3"><text:span text:style-name="T2">Calls in tests</text:span></text:p>
          </draw:text-box>
        </draw:frame>
        <draw:line draw:style-name="gr45" draw:text-style-name="P24" draw:layer="layout" svg:x1="19.431cm" svg:y1="1.166cm" svg:x2="22.733cm" svg:y2="1.166cm">
          <text:p/>
        </draw:line>
        <draw:frame draw:style-name="gr46" draw:text-style-name="P6" draw:layer="layout" svg:width="0.528cm" svg:height="0.589cm" svg:x="22.052cm" svg:y="8.151cm">
          <draw:text-box>
            <text:p text:style-name="P3"><text:span text:style-name="T2">0</text:span></text:p>
          </draw:text-box>
        </draw:frame>
        <draw:frame draw:style-name="gr46" draw:text-style-name="P6" draw:layer="layout" svg:width="0.528cm" svg:height="0.589cm" svg:x="22.052cm" svg:y="11.43cm">
          <draw:text-box>
            <text:p text:style-name="P3"><text:span text:style-name="T2">0</text:span></text:p>
          </draw:text-box>
        </draw:frame>
        <draw:frame draw:style-name="gr46" draw:text-style-name="P6" draw:layer="layout" svg:width="0.528cm" svg:height="0.589cm" svg:x="22.052cm" svg:y="14.778cm">
          <draw:text-box>
            <text:p text:style-name="P3"><text:span text:style-name="T2">0</text:span></text:p>
          </draw:text-box>
        </draw:frame>
        <draw:frame draw:style-name="gr47" draw:text-style-name="P6" draw:layer="layout" svg:width="0.595cm" svg:height="0.589cm" svg:x="21.985cm" svg:y="18.288cm">
          <draw:text-box>
            <text:p text:style-name="P3"><text:span text:style-name="T2">93</text:span></text:p>
          </draw:text-box>
        </draw:frame>
        <draw:frame draw:style-name="gr46" draw:text-style-name="P6" draw:layer="layout" svg:width="0.528cm" svg:height="0.589cm" svg:x="22.052cm" svg:y="21.49cm">
          <draw:text-box>
            <text:p text:style-name="P3"><text:span text:style-name="T2">0</text:span></text:p>
          </draw:text-box>
        </draw:frame>
        <draw:frame draw:style-name="gr48" draw:text-style-name="P6" draw:layer="layout" svg:width="0.743cm" svg:height="0.589cm" svg:x="21.837cm" svg:y="1.72cm">
          <draw:text-box>
            <text:p text:style-name="P3"><text:span text:style-name="T2">0;0</text:span></text:p>
          </draw:text-box>
        </draw:frame>
        <draw:frame draw:style-name="gr48" draw:text-style-name="P6" draw:layer="layout" svg:width="0.743cm" svg:height="0.589cm" svg:x="21.837cm" svg:y="4.999cm">
          <draw:text-box>
            <text:p text:style-name="P3"><text:span text:style-name="T2">0;0</text:span></text:p>
          </draw:text-box>
        </draw:frame>
        <draw:frame draw:style-name="gr49" draw:text-style-name="P6" draw:layer="layout" svg:width="9.392cm" svg:height="0.589cm" svg:x="8.763cm" svg:y="0.381cm">
          <draw:text-box>
            <text:p text:style-name="P3"><text:span text:style-name="T2">rich-text/src/update-formats.js:19:7:48:1</text:span></text:p>
          </draw:text-box>
        </draw:frame>
        <draw:line draw:style-name="gr41" draw:text-style-name="P22" draw:layer="layout" svg:x1="16.51cm" svg:y1="1.016cm" svg:x2="17.78cm" svg:y2="1.5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1" svg:font-family="Arimo"/>
    <style:font-face style:name="Arimo" svg:font-family="Arimo" style:font-pitch="variable"/>
    <style:font-face style:name="Liberation Serif1" svg:font-family="'Liberation Serif'" style:font-pitch="variable"/>
    <style:font-face style:name="Nimbus Sans1" svg:font-family="'Nimbus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imbus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2.86cm" fo:page-height="23.77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22T12:46:48.961715535</dc:date>
    <meta:editing-duration>PT13M51S</meta:editing-duration>
    <meta:editing-cycles>2</meta:editing-cycles>
    <meta:generator>LibreOffice/6.2.5.2$Linux_X86_64 LibreOffice_project/20$Build-2</meta:generator>
    <meta:document-statistic meta:object-count="124"/>
  </office:meta>
</office:document-meta>
</file>